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:</text:span><text:span text:style-name="T1"><text:line-break/></text:span><text:span text:style-name="T1">Introducción a las tecnologías WEB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15T17:22:47.902006436</dc:date>
    <meta:editing-duration>P7DT21H9M26S</meta:editing-duration>
    <meta:editing-cycles>498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